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4.789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6.00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9.79cm"/>
    </style:style>
    <style:style style:name="co7" style:family="table-column">
      <style:table-column-properties fo:break-before="auto" style:column-width="10.76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6.773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b2b2b2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2b2b2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00" fo:wrap-option="wrap" fo:border="0.06pt solid #000000" style:vertical-align="middle"/>
      <style:text-properties fo:font-size="10pt" style:font-size-asian="10pt" style:font-size-complex="10pt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10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4" office:value-type="string" calcext:value-type="string">
            <text:p>The CCI <text:span text:style-name="T1">Ontology</text:span></text:p>
          </table:table-cell>
          <table:table-cell table:style-name="ce4" office:value-type="string" calcext:value-type="string">
            <text:p>This work is licensed under a BSD license.</text:p>
          </table:table-cell>
          <table:table-cell table:style-name="ce4" office:value-type="string" calcext:value-type="string">
            <text:p>STFC</text:p>
          </table:table-cell>
          <table:table-cell table:style-name="ce7" office:value-type="string" calcext:value-type="string">
            <text:p>CCI Ontology</text:p>
          </table:table-cell>
          <table:table-cell table:style-name="ce5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4"/>
          <table:table-cell table:style-name="ce7" office:value-type="string" calcext:value-type="string">
            <text:p>This ontology represents the concept schemes used by the ESA Climate Change Initiative &lt;a href=http://cci.esa.int/&gt;CCI project&lt;/a&gt;.</text:p>
          </table:table-cell>
          <table:table-cell table:style-name="ce4" office:value-type="string" calcext:value-type="string">
            <text:p>&lt;h4&gt;Concept Schemes&lt;/h4&gt;&lt;p&gt;There is currently one concept scheme with six top concepts defined in this <text:span text:style-name="T1">ontology</text:span>:  &lt;a <text:span text:style-name="T1">href</text:span>=#dataType&gt;data type&lt;/a&gt;, &lt;a <text:span text:style-name="T1">href</text:span>=#ecv&gt;<text:span text:style-name="T1">ecv</text:span>&lt;/a&gt;, &lt;a <text:span text:style-name="T1">href</text:span>=#freq&gt;<text:span text:style-name="T1">frequency</text:span>&lt;/a&gt;, &lt;a <text:span text:style-name="T1">href</text:span>=#org&gt;<text:span text:style-name="T1">institutes</text:span>&lt;/a&gt;, &lt;a <text:span text:style-name="T1">href</text:span>=#platform&gt;platforms&lt;/a&gt;, &lt;a <text:span text:style-name="T1">href</text:span>=#procLev&gt;processing levels&lt;/a&gt;, and &lt;a <text:span text:style-name="T1">href</text:span>=#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h5&gt;OWL Classes&lt;/h5&gt;&lt;img <text:span text:style-name="T1">src</text:span>=classes.svg /&gt;&lt;p&gt;&lt;/p&gt;</text:p>
          </table:table-cell>
          <table:table-cell table:style-name="ce4" office:value-type="string" calcext:value-type="string">
            <text:p>0.0.1</text:p>
          </table:table-cell>
          <table:table-cell table:style-name="ce4"/>
          <table:table-cell table:style-name="ce7" office:value-type="string" calcext:value-type="string">
            <text:p>Victoria Bennet</text:p>
          </table:table-cell>
          <table:table-cell table:style-name="ce6" table:number-columns-repeated="26"/>
          <table:table-cell table:number-columns-repeated="985"/>
        </table:table-row>
        <table:table-row table:style-name="ro1">
          <table:table-cell table:style-name="ce1" office:value-type="string" calcext:value-type="string">
            <text:p>cciCS</text:p>
          </table:table-cell>
          <table:table-cell table:style-name="ce5" table:number-columns-repeated="3"/>
          <table:table-cell table:style-name="ce7" office:value-type="string" calcext:value-type="string">
            <text:p>CCI Concept Scheme</text:p>
          </table:table-cell>
          <table:table-cell table:style-name="ce7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4"/>
          <table:table-cell table:style-name="ce7" office:value-type="string" calcext:value-type="string">
            <text:p>This concept scheme represents the CCI DRS</text:p>
          </table:table-cell>
          <table:table-cell table:style-name="ce8"/>
          <table:table-cell table:style-name="ce4" office:value-type="string" calcext:value-type="string">
            <text:p>0.0.1</text:p>
          </table:table-cell>
          <table:table-cell table:style-name="ce4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>
          <table:table-cell/>
          <table:table-cell table:style-name="ce6" table:number-columns-repeated="38"/>
          <table:table-cell table:number-columns-repeated="985"/>
        </table:table-row>
        <table:table-row table:style-name="ro3" table:number-rows-repeated="21">
          <table:table-cell/>
          <table:table-cell table:style-name="ce6" table:number-columns-repeated="38"/>
          <table:table-cell table:number-columns-repeated="985"/>
        </table:table-row>
        <table:table-row table:style-name="ro4" table:number-rows-repeated="1048545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09:49:37.048667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1-28T09:53:58.002875207</dc:date>
    <meta:editing-cycles>36</meta:editing-cycles>
    <meta:editing-duration>PT3H44M40S</meta:editing-duration>
    <meta:document-statistic meta:table-count="1" meta:cell-count="27" meta:object-count="0"/>
  </office:meta>
</office:document-meta>
</file>